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1</text:p>
      <text:p text:style-name="Standard"/>
      <text:p text:style-name="Standard">Demandeur : LE BESCO Killian</text:p>
      <text:p text:style-name="Standard">Adresse : 5 OLIVET<text:line-break/>22130 BOURSEUL</text:p>
      <text:p text:style-name="Standard">Cédant : EARL DE POULESQUEN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PLOUGUERNEVEL</text:p>
      <text:p text:style-name="Standard"/>
      <text:p text:style-name="Standard">----------------------------------------</text:p>
      <text:p text:style-name="Standard">Commune : PLOUNEVEZ-QUINTIN</text:p>
      <text:p text:style-name="Standard"/>
      <text:p text:style-name="Standard">----------------------------------------</text:p>
      <text:p text:style-name="Standard">Commune : SAINTE-TREPHINE</text:p>
      <text:p text:style-name="Standard"/>
      <text:p text:style-name="Standard"/>
      <text:p text:style-name="Standard"/>
      <text:p text:style-name="P1">Dossier n° : C22250341</text:p>
      <text:p text:style-name="P1"/>
      <text:p text:style-name="P1">Demandeur : LE BESCO Killian</text:p>
      <text:p text:style-name="P1">Adresse : 5 OLIVET<text:line-break/>22130 BOURSEUL</text:p>
      <text:p text:style-name="P1">Cédant : EARL DE POULESQUEN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GUERNEVEL</text:p>
      <text:p text:style-name="P1"/>
      <text:p text:style-name="P1"/>
      <text:p text:style-name="P1">Parcelles : C864 - C866 - C868 - YC136AJ - YC136AK - C49 - C63 - C64 - C67 - C68 - C70 - C81 - C861 - C863 - C865 - C867 - C869 - ZL6 - ZL7 - YC10 - YC16A - YC16BJ - YC16BK - YC83 - YC84 - C38 - C854 - C860 - C862</text:p>
      <text:p text:style-name="P1">Superficie : 37,8995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OUNEVEZ-QUINTIN</text:p>
      <text:p text:style-name="P1"/>
      <text:p text:style-name="P1"/>
      <text:p text:style-name="P1">Parcelles : ZS26A - ZS26C - ZS27A - ZS43A - ZS43B - ZS43C - ZX9 - ZS42A</text:p>
      <text:p text:style-name="P1">Superficie : 20,9517 ha</text:p>
      <text:p text:style-name="P1"/>
      <text:p text:style-name="P1"/>
      <text:p text:style-name="P1">----------------------------------------</text:p>
      <text:p text:style-name="P1">Type : parcelles</text:p>
      <text:p text:style-name="P1">Commune : SAINTE-TREPHINE</text:p>
      <text:p text:style-name="P1"/>
      <text:p text:style-name="P1"/>
      <text:p text:style-name="P1">Parcelles : B444 - B445 - B766A - B766B - ZC59J - ZC59K - ZH1 - ZH32J - ZH32K - ZL1A - ZL1B - ZL2J - ZL2K - ZH18 - ZH46AJ - ZH46AK - B646 - ZC20J - ZC20K - ZC22A - ZC22B - ZH50 - ZL4 - B661 - B662 - ZC71J - ZC71K - ZH2J - ZH2K - ZH4 - ZH16A - ZH16B - ZD17 - ZD68 - ZD73 - ZD75 - ZD77J - ZD77K - ZD77L - ZH19 - B659 - B654</text:p>
      <text:p text:style-name="P1">Superficie : 91,9498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